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03e41c" officeooo:paragraph-rsid="0003e41c"/>
    </style:style>
    <style:style style:name="P2" style:family="paragraph" style:parent-style-name="Standard">
      <style:text-properties style:font-name="Times New Roman" officeooo:rsid="0003e41c" officeooo:paragraph-rsid="000946f6"/>
    </style:style>
    <style:style style:name="P3" style:family="paragraph" style:parent-style-name="Standard">
      <style:text-properties style:font-name="Times New Roman" officeooo:rsid="00040ade" officeooo:paragraph-rsid="00040ade"/>
    </style:style>
    <style:style style:name="P4" style:family="paragraph" style:parent-style-name="Standard">
      <style:text-properties style:font-name="Times New Roman" officeooo:rsid="0004d6ae" officeooo:paragraph-rsid="0004d6ae"/>
    </style:style>
    <style:style style:name="P5" style:family="paragraph" style:parent-style-name="Standard">
      <style:text-properties style:font-name="Times New Roman" officeooo:rsid="0004d6ae" officeooo:paragraph-rsid="00074fef"/>
    </style:style>
    <style:style style:name="P6" style:family="paragraph" style:parent-style-name="Standard">
      <style:text-properties style:font-name="Times New Roman" fo:font-weight="bold" officeooo:rsid="0004d6ae" officeooo:paragraph-rsid="0004d6ae" style:font-weight-asian="bold" style:font-weight-complex="bold"/>
    </style:style>
    <style:style style:name="P7" style:family="paragraph" style:parent-style-name="Standard">
      <style:text-properties style:font-name="Times New Roman" fo:font-weight="bold" officeooo:rsid="0003e41c" officeooo:paragraph-rsid="0003e41c" style:font-weight-asian="bold" style:font-weight-complex="bold"/>
    </style:style>
    <style:style style:name="P8" style:family="paragraph" style:parent-style-name="Standard">
      <style:text-properties style:font-name="Times New Roman" officeooo:rsid="0008d6cd" officeooo:paragraph-rsid="0008d6cd"/>
    </style:style>
    <style:style style:name="P9" style:family="paragraph" style:parent-style-name="Standard">
      <style:text-properties fo:color="#6666ff" style:font-name="Times New Roman" officeooo:rsid="0003e41c" officeooo:paragraph-rsid="0003e41c"/>
    </style:style>
    <style:style style:name="P10" style:family="paragraph" style:parent-style-name="Standard">
      <style:text-properties fo:color="#6666ff" style:font-name="Times New Roman" officeooo:rsid="0003f540" officeooo:paragraph-rsid="0003f540"/>
    </style:style>
    <style:style style:name="P11" style:family="paragraph" style:parent-style-name="Standard">
      <style:text-properties fo:color="#6666ff" style:font-name="Times New Roman" officeooo:rsid="00040ade" officeooo:paragraph-rsid="00040ade"/>
    </style:style>
    <style:style style:name="P12" style:family="paragraph" style:parent-style-name="Standard">
      <style:text-properties fo:color="#6666ff" style:font-name="Times New Roman" officeooo:rsid="00040ade" officeooo:paragraph-rsid="0004aca5"/>
    </style:style>
    <style:style style:name="P13" style:family="paragraph" style:parent-style-name="Standard">
      <style:text-properties fo:color="#6666ff" style:font-name="Times New Roman" officeooo:rsid="0004d6ae" officeooo:paragraph-rsid="0004d6ae"/>
    </style:style>
    <style:style style:name="P14" style:family="paragraph" style:parent-style-name="Standard">
      <style:text-properties fo:color="#6666ff" style:font-name="Times New Roman" officeooo:rsid="000676f4" officeooo:paragraph-rsid="000676f4"/>
    </style:style>
    <style:style style:name="P15" style:family="paragraph" style:parent-style-name="Standard">
      <style:text-properties fo:color="#6666ff" style:font-name="Times New Roman" officeooo:rsid="00074fef" officeooo:paragraph-rsid="00074fef"/>
    </style:style>
    <style:style style:name="P16" style:family="paragraph" style:parent-style-name="Standard">
      <style:text-properties fo:color="#6666ff" style:font-name="Times New Roman" officeooo:rsid="00079073" officeooo:paragraph-rsid="00079073"/>
    </style:style>
    <style:style style:name="P17" style:family="paragraph" style:parent-style-name="Standard">
      <style:text-properties fo:color="#6666ff" style:font-name="Times New Roman" officeooo:rsid="0008d6cd" officeooo:paragraph-rsid="0008d6cd"/>
    </style:style>
    <style:style style:name="P18" style:family="paragraph" style:parent-style-name="Standard">
      <style:text-properties fo:color="#6666ff" style:font-name="Times New Roman" officeooo:rsid="000946f6" officeooo:paragraph-rsid="000946f6"/>
    </style:style>
    <style:style style:name="P19" style:family="paragraph" style:parent-style-name="Standard">
      <style:text-properties fo:color="#6666ff" style:font-name="Times New Roman" officeooo:rsid="000ae7d5" officeooo:paragraph-rsid="000ae7d5"/>
    </style:style>
    <style:style style:name="P20" style:family="paragraph" style:parent-style-name="Standard">
      <style:text-properties fo:color="#6666ff" style:font-name="Times New Roman" officeooo:rsid="00074fef" officeooo:paragraph-rsid="00074fef"/>
    </style:style>
    <style:style style:name="P21" style:family="paragraph" style:parent-style-name="Standard">
      <style:text-properties fo:color="#6666ff" style:font-name="Times New Roman" officeooo:rsid="00101fe4" officeooo:paragraph-rsid="00101fe4"/>
    </style:style>
    <style:style style:name="P22" style:family="paragraph" style:parent-style-name="Standard">
      <style:text-properties style:font-name="Times New Roman" officeooo:rsid="000ed9fd" officeooo:paragraph-rsid="000ed9fd"/>
    </style:style>
    <style:style style:name="T1" style:family="text">
      <style:text-properties officeooo:rsid="0004aca5"/>
    </style:style>
    <style:style style:name="T2" style:family="text">
      <style:text-properties officeooo:rsid="00074fef"/>
    </style:style>
    <style:style style:name="T3" style:family="text">
      <style:text-properties officeooo:rsid="0008d6cd"/>
    </style:style>
    <style:style style:name="T4" style:family="text">
      <style:text-properties fo:color="#6666ff"/>
    </style:style>
    <style:style style:name="T5" style:family="text">
      <style:text-properties fo:color="#6666ff" officeooo:rsid="000946f6"/>
    </style:style>
    <style:style style:name="T6" style:family="text">
      <style:text-properties fo:color="#6666ff" officeooo:rsid="00101fe4"/>
    </style:style>
    <style:style style:name="T7" style:family="text">
      <style:text-properties officeooo:rsid="000c00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 Objectives (1/2 page maximum)</text:p>
      <text:p text:style-name="P13">In Lab2, we will implement and test the following:</text:p>
      <text:p text:style-name="P13">OS_AddThread: <text:span text:style-name="T2">creates</text:span> a <text:span text:style-name="T2">new</text:span> thread to run, <text:span text:style-name="T2">should work while system is running</text:span></text:p>
      <text:p text:style-name="P13">OS_Kill: remove a thread from running</text:p>
      <text:p text:style-name="P13">OS_Suspend: trigger a cooperative context switch</text:p>
      <text:p text:style-name="P13">OS_Sleep: a cooperative context switch with a certain wait time</text:p>
      <text:p text:style-name="P13">OS_AddPeriodicThread: initialize and run a timer-triggered thread</text:p>
      <text:p text:style-name="P13">OS_Wait, OS_bWait, OS_Signal, OS_bSignal: spinlock semaphores</text:p>
      <text:p text:style-name="P13">OS_Time, OS_MsTime, OS_ClearMsTime: time tracking functions</text:p>
      <text:p text:style-name="P13">OS_Fifo, OS_MailBox: for sending data between threads</text:p>
      <text:p text:style-name="P13">ADC driver</text:p>
      <text:p text:style-name="P13">Interpreter</text:p>
      <text:p text:style-name="P14">Debugging instruments</text:p>
      <text:p text:style-name="P14"/>
      <text:p text:style-name="P15">In addition, we will measure the overhead of context switches (scheduler) and record the performance of our system.</text:p>
      <text:p text:style-name="P15"/>
      <text:p text:style-name="P21">All of our code is dependent on spinlocks, which in turn are dependent on spinning semaphores that we implemented. The lab was also an exercise in synchronization and mutual exclusion using semaphores and locks.</text:p>
      <text:p text:style-name="P5"/>
      <text:p text:style-name="P6">B) Hardware Design (none for this lab)</text:p>
      <text:p text:style-name="P6"/>
      <text:p text:style-name="P6">C) Software Design (documentation and code of spinlock/round-robin operating system)</text:p>
      <text:p text:style-name="P15">We implemented our spinlock in assembly, we wanted to use LDREX and STREX instructions as the basis of our lock. This avoids the need to disable and enable interrupts for the locks to work while waiting in a loop.</text:p>
      <text:p text:style-name="P15"/>
      <text:p text:style-name="P16">Our scheduler is round-robin, which is implemented by using a circularly linked list. Every time SysTick interrupts, we simply go to whatever RunPt→next points to.</text:p>
      <text:p text:style-name="P16"/>
      <text:p text:style-name="P16">One of our most frustrating issue during development was getting OS_Sleep to work. The main issue was that we were trying to remove the TCB from a running list to a sleeping list; this caused a lot of havoc when we tried to reinsert our sleeping thread back into the running list as the thread may not wake up or cause the running list to corrupt resulting in a system crash.</text:p>
      <text:p text:style-name="P16"/>
      <text:p text:style-name="P16">In the end, we ended up rewriting our scheduler to check if the thread is sleeping or not and skipping to the next TCB instead. This simplifies the logic to simply checking the state of a thread instead of modifying the list. In addition, we use a 1ms timer to decrement the sleep counter in each thread.</text:p>
      <text:p text:style-name="P4"/>
      <text:p text:style-name="P6">D) Measurement Data</text:p>
      <text:p text:style-name="P4">1) plots of the logic analyzer like Figures 2.1, 2.2, 2.3, 2.4, and 2.8</text:p>
      <text:p text:style-name="P4">2) measurement of the thread-switch time</text:p>
      <text:p text:style-name="P4">3) plot of the logic analyzer running the spinlock/round-robin system (profile data)</text:p>
      <text:p text:style-name="P4">4) the four sketches (from first preparation parts 3 and 5), with measured data collected during testing</text:p>
      <text:p text:style-name="P4">5) a table like Table 2.1 each showing performance measurements versus sizes of OS_Fifo and timeslices</text:p>
      <text:p text:style-name="P4">6) a table showing performance measurements with and without debugging instruments</text:p>
      <text:p text:style-name="P1"/>
      <text:p text:style-name="P7"><text:soft-page-break/>E) Analysis and Discussion</text:p>
      <text:p text:style-name="P1">1) Why did the time jitter in my solution jump from 4 to 6 μs when interpreter I/O occurred?</text:p>
      <text:p text:style-name="P12">The interpreter <text:span text:style-name="T1">(UART ISR)</text:span> interrupted the DAS <text:span text:style-name="T1">during execution and takes 2 μs to complete.</text:span></text:p>
      <text:p text:style-name="P1"/>
      <text:p text:style-name="P1">2) Justify why Task 3 has no time jitter on its ADC sampling.</text:p>
      <text:p text:style-name="P9">The producer is always called by the ADC ISR, <text:span text:style-name="T3">in </text:span>which the ADC sampling is triggered by a timer. Since the <text:span text:style-name="T7">Timer and ADC </text:span>hardware is not affected by interrupts, <text:span text:style-name="T7">Timer will always trigger the ADC at a regular interval therefore no jitter.</text:span></text:p>
      <text:p text:style-name="P1"/>
      <text:p text:style-name="P1">3) There are four (or more) interrupts in this system DAS, ADC, Select, and SysTick (thread switch). Justify your choice of hardware priorities in the NVIC?</text:p>
      <text:p text:style-name="P8"><text:span text:style-name="T4">From low to high: Foreground → SysTick (7) → PendSV(6) → PortF, 1msTimer (5) →</text:span><text:span text:style-name="T5"> ADC (2) </text:span><text:span text:style-name="T4">→ DAS (1)</text:span></text:p>
      <text:p text:style-name="P17"/>
      <text:p text:style-name="P18">SysTick and PendSV are the lowest since we never want a context switch during an ISR. If SysTick interrupted an ISR, 1) The ISR never finishes 2) we will context switch into a new thread with an ISR privileges 3) possibly be unable to exit ISR, since LR must have a specific value to BX LR from ISR and so on…</text:p>
      <text:p text:style-name="P18"/>
      <text:p text:style-name="P19">DAS gets the highest priority as we want to reduce time jitter.</text:p>
      <text:p text:style-name="P2"/>
      <text:p text:style-name="P1">4) Explain what happens if your stack size is too small. How could you detect stack overflow? How could you prevent stack overflow from crashing the OS?</text:p>
      <text:p text:style-name="P10">Stack overflow will occur if the stack size is too small. We can detect stack overflow by comparing our Stack Pointer to the stack size. One way of preventing stack overflow is to preemptively kill the thread if it reaches a certain bound right before the SP writes into unallocated space. (Make the stack size = needed size + some buffer area)</text:p>
      <text:p text:style-name="P1"/>
      <text:p text:style-name="P1">5) Both Consumer and Display have an OS_Kill() at the end. Do these OS_Kills always execute, sometime execute, or never execute? Explain.</text:p>
      <text:p text:style-name="P10">Data goes from Producer to Consumer to Display. If the producer does not work correctly, then OS_Kill() will never be reached. OS_Kill() is only reached when Consumer and Display gets enough data.</text:p>
      <text:p text:style-name="P1"/>
      <text:p text:style-name="P1">6) The interaction between the producer and consumer is deterministic. What does deterministic mean? Assume for this question that if the OS_Fifo has 5 elements data is lost, but if it has 6 elements no data is lost. What does this tell you about the timing of the consumer plus display?</text:p>
      <text:p text:style-name="P22"><text:span text:style-name="T4">Deterministic means that there is a strict ordering in which threads input to or obtain from the fifo. </text:span><text:span text:style-name="T6">The consume is I/O bound since it has to wait to print to the display. </text:span></text:p>
      <text:p text:style-name="P3"/>
      <text:p text:style-name="P1">7) Without going back and actually measuring it, do you think the Consumer ever waits when it calls OS_MailBox_Send? Explain.</text:p>
      <text:p text:style-name="P11">No, the Consumer does not wait because of RoundRobin scheduling; the Display will always call OS_MailBox_Recv() to get the data sent by the Consumer before the Consumer calls OS_MailBox_S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01:39:37.881000000</meta:creation-date>
    <dc:date>2017-02-24T12:16:51.288501422</dc:date>
    <meta:editing-duration>PT25M32S</meta:editing-duration>
    <meta:editing-cycles>7</meta:editing-cycles>
    <meta:generator>LibreOffice/5.0.3.2$Linux_X86_64 LibreOffice_project/00m0$Build-2</meta:generator>
    <dc:creator>Nico </dc:creator>
    <meta:document-statistic meta:table-count="0" meta:image-count="0" meta:object-count="0" meta:page-count="2" meta:paragraph-count="45" meta:word-count="909" meta:character-count="5332" meta:non-whitespace-character-count="4467"/>
  </office:meta>
</office:document-meta>
</file>